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Daniel Holmlund</meta:initial-creator>
    <meta:creation-date>2008-05-16T11:57:25</meta:creation-date>
    <dc:creator>Daniel Holmlund</dc:creator>
    <dc:date>2008-05-16T11:58:5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